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2: Why Network Management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:</text:p>
            <text:list text:style-name="L2">
              <text:list-item>
                <text:p text:style-name="P3">What you can get from this course</text:p>
              </text:list-item>
              <text:list-item>
                <text:p text:style-name="P3">Why we are running this course</text:p>
              </text:list-item>
              <text:list-item>
                <text:p text:style-name="P3">Why network management is important in academic institutions</text:p>
              </text:list-item>
              <text:list-item>
                <text:p text:style-name="P3">The benefits and value of good network management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e will cover how to achieve these things in the remaining units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do you want from this course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Make university happy?</text:p>
              </text:list-item>
              <text:list-item>
                <text:p text:style-name="P3">Make your job easier?</text:p>
              </text:list-item>
              <text:list-item>
                <text:p text:style-name="P3">Do a better job?</text:p>
              </text:list-item>
              <text:list-item>
                <text:p text:style-name="P3">Get a certificate?</text:p>
              </text:list-item>
              <text:list-item>
                <text:p text:style-name="P3">Increase your pay?</text:p>
              </text:list-item>
              <text:list-item>
                <text:p text:style-name="P3">Change job?</text:p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Make your institution happier? What do<text:s/><text:span text:style-name="P1">they</text:span> want from you as a result?</text:p>
                </text:list-item>
                <text:list-item>
                  <text:p text:style-name="P3">Manage your network better? Why?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e want your university to run bette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igital library resources</text:p>
              </text:list-item>
              <text:list-item>
                <text:p text:style-name="P3">Access to journals</text:p>
              </text:list-item>
              <text:list-item>
                <text:p text:style-name="P3">Collaboration with other scientists</text:p>
              </text:list-item>
              <text:list-item>
                <text:p text:style-name="P3">Recruitment and retention</text:p>
              </text:list-item>
              <text:list-item>
                <text:p text:style-name="P3">Reduce wasted time waiting for pages to load</text:p>
              </text:list-item>
            </text:list>
            <text:p text:style-name="P3">Problems caused by poor network management...</text:p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ernet based information resources and communication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igital library resources are under utilised</text:p>
              </text:list-item>
              <text:list-item>
                <text:p text:style-name="P3">Resource license costs can be less effective</text:p>
              </text:list-item>
              <text:list-item>
                <text:p text:style-name="P3">Free or low cost resources are difficult to take advantage of</text:p>
              </text:list-item>
              <text:list-item>
                <text:p text:style-name="P3">The digital library revolution is difficult to participate in</text:p>
              </text:list-item>
              <text:list-item>
                <text:p text:style-name="P3">Continued digital divide</text:p>
              </text:list-item>
            </text:list>
          </draw:text-box>
        </draw:frame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Utilisation of ICT capacities and investmen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Bandwidth charges of $5,000 per month that result in an unusable link –
is that money well spent?</text:p>
              </text:list-item>
              <text:list-item>
                <text:p text:style-name="P3">Infrastructure costs e.g. PC computer labs that users spend most
of their time sitting around waiting for pages to display – is
that money well spent?</text:p>
              </text:list-item>
              <text:list-item>
                <text:p text:style-name="P3">Impacts on a university’s core activities, especially
those that require up to date and a wide range of information
resources e.g. teaching and research.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Libraries and access to informat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Impact on the library or library mediated information
* Slow or no access to information resources
* Restriction on services that the library can offer</text:p>
              </text:list-item>
              <text:list-item>
                <text:p text:style-name="P3">Limited bandwidth is being used to access all sources of information
* Not just formal, quality controlled resources</text:p>
              </text:list-item>
            </text:list>
            <text:p text:style-name="P3">Comparison: a library with a very small door, that only allows a small
number of users in or out at any one time and is often closed. A locked
or under utilised resource.</text:p>
            <text:p text:style-name="P3">Library community are central in the development of supportive policy environment:</text:p>
            <text:list text:style-name="L2">
              <text:list-item>
                <text:p text:style-name="P3">bandwidth is an essential tools to deliver their services</text:p>
              </text:list-item>
              <text:list-item>
                <text:p text:style-name="P3">services are essential to the university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rain drai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Skilled staff leaving the university makes life very difficult for them.
Do everything possible to reduce/avoid it!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